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Liberation Sans Narrow" svg:font-family="'Liberation Sans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paragraph-properties fo:text-align="start" style:justify-single-word="false"/>
      <style:text-properties fo:language="en" fo:country="US"/>
    </style:style>
    <style:style style:name="P3" style:family="paragraph" style:parent-style-name="gL_5f_Fliesstext">
      <style:text-properties fo:font-size="11pt" fo:language="en" fo:country="US" fo:font-weight="bold" style:font-size-asian="11pt" style:font-weight-asian="bold" style:font-size-complex="11pt" style:font-weight-complex="bold"/>
    </style:style>
    <style:style style:name="P4" style:family="paragraph" style:parent-style-name="gL_5f_Fliesstext_5f_Abstand_5f_davor">
      <style:paragraph-properties fo:text-align="start" style:justify-single-word="false"/>
    </style:style>
    <style:style style:name="P5" style:family="paragraph" style:parent-style-name="gL_5f_Fliesstext_5f_Abstand_5f_davor">
      <style:text-properties fo:language="en" fo:country="US"/>
    </style:style>
    <style:style style:name="P6" style:family="paragraph" style:parent-style-name="gL_5f_Fliesstext_5f_Abstand_5f_davor">
      <style:text-properties fo:language="en" fo:country="US" fo:font-weight="bold" style:font-weight-asian="bold" style:font-weight-complex="bold"/>
    </style:style>
    <style:style style:name="P7" style:family="paragraph" style:parent-style-name="gL_5f_Fliesstext_5f_Abstand_5f_davor">
      <style:text-properties fo:language="en" fo:country="US" fo:font-style="italic"/>
    </style:style>
    <style:style style:name="P8" style:family="paragraph" style:parent-style-name="gL_5f_Fliesstext_5f_Abstand_5f_davor">
      <style:text-properties fo:language="en" fo:country="US" fo:font-style="italic" fo:font-weight="bold" style:font-style-asian="italic" style:font-weight-asian="bold" style:font-style-complex="italic" style:font-weight-complex="bold"/>
    </style:style>
    <style:style style:name="P9" style:family="paragraph" style:parent-style-name="gL_5f_Fliesstext_5f_Abstand_5f_davor">
      <style:text-properties fo:language="en" fo:country="US" style:text-underline-style="solid" style:text-underline-width="auto" style:text-underline-color="font-color" fo:font-weight="bold" style:font-weight-asian="bold" style:font-weight-complex="bold"/>
    </style:style>
    <style:style style:name="P10" style:family="paragraph" style:parent-style-name="Text_20_body">
      <style:text-properties fo:language="en" fo:country="US"/>
    </style:style>
    <style:style style:name="P11" style:family="paragraph" style:parent-style-name="Text_20_body">
      <style:paragraph-properties fo:text-align="center" style:justify-single-word="false"/>
      <style:text-properties fo:text-transform="uppercase" fo:font-size="15pt" fo:language="en" fo:country="US" fo:background-color="transparent" style:font-size-asian="15pt" style:font-size-complex="15pt"/>
    </style:style>
    <style:style style:name="P12" style:family="paragraph" style:parent-style-name="gL_5f_Inhaltsverzeichnis_5f_DeSario_5f_Subtitle">
      <style:text-properties fo:language="en" fo:country="US"/>
    </style:style>
    <style:style style:name="P13" style:family="paragraph" style:parent-style-name="gL_5f_Inhaltsverzeichnis_5f_DeSario_5f_Subtitle">
      <style:text-properties fo:font-variant="normal" fo:text-transform="none" fo:color="#000000" fo:language="en" fo:country="US" fo:font-style="normal" style:font-size-asian="11pt" style:font-size-complex="11pt"/>
    </style:style>
    <style:style style:name="P14" style:family="paragraph" style:parent-style-name="gL_5f_Bibelzitat_5f_Quellenangabe_5f_ohne_5f_Einzug_5f__28_kleiner_5f_Abstand_5f_danach_29_">
      <style:text-properties fo:language="en" fo:country="US"/>
    </style:style>
    <style:style style:name="P15" style:family="paragraph" style:parent-style-name="gL_5f_Bibelzitat_5f_Quellenangabe_5f_ohne_5f_Einzug_5f__28_kleiner_5f_Abstand_5f_danach_29_">
      <style:text-properties fo:text-transform="capitalize" fo:language="en" fo:country="US" style:text-underline-style="none"/>
    </style:style>
    <style:style style:name="P16" style:family="paragraph" style:parent-style-name="gL_5f_Inhaltsverzeichnis_5f_DeSario">
      <style:paragraph-properties>
        <style:tab-stops>
          <style:tab-stop style:position="0.626cm"/>
          <style:tab-stop style:position="17.655cm"/>
          <style:tab-stop style:position="19.001cm" style:type="right"/>
        </style:tab-stops>
      </style:paragraph-properties>
    </style:style>
    <style:style style:name="P17" style:family="paragraph" style:parent-style-name="gL_5f_Bibelzitat_5f_Abstand_5f_davor_5f_ohne_5f_Einzug">
      <style:text-properties fo:language="en" fo:country="US"/>
    </style:style>
    <style:style style:name="P18" style:family="paragraph" style:parent-style-name="gL_5f_Titel">
      <style:paragraph-properties fo:text-align="center" style:justify-single-word="false" fo:break-before="page"/>
      <style:text-properties fo:language="en" fo:country="US" style:text-underline-style="solid" style:text-underline-width="auto" style:text-underline-color="font-color" fo:font-weight="bold"/>
    </style:style>
    <style:style style:name="P19" style:family="paragraph" style:parent-style-name="gL_5f_Fliesstext" style:list-style-name="">
      <style:text-properties fo:font-size="18pt" fo:language="en" fo:country="US" fo:font-weight="bold" style:font-size-asian="18pt" style:font-weight-asian="bold" style:font-size-complex="18pt" style:font-weight-complex="bold"/>
    </style:style>
    <style:style style:name="P20" style:family="paragraph" style:parent-style-name="gL_5f_Fliesstext" style:list-style-name="gL_5f_Liste_5f_unsortiert">
      <style:text-properties fo:language="en" fo:country="US"/>
    </style:style>
    <style:style style:name="P21" style:family="paragraph" style:parent-style-name="gL_5f_Fliesstext">
      <style:paragraph-properties fo:text-align="start" style:justify-single-word="false"/>
    </style:style>
    <style:style style:name="P22" style:family="paragraph" style:parent-style-name="gL_5f_Fliesstext_5f_Folge">
      <style:paragraph-properties fo:margin-left="0cm" fo:margin-right="0cm" fo:text-align="start" style:justify-single-word="false" fo:text-indent="0cm" style:auto-text-indent="false"/>
    </style:style>
    <style:style style:name="P23" style:family="paragraph" style:parent-style-name="gL_5f_Titel" style:master-page-name="gL_5f_Seitenvorlage_5f_mehr_5f_Platz_5f_Fusszeile">
      <style:paragraph-properties style:page-number="auto"/>
      <style:text-properties fo:language="en" fo:country="US"/>
    </style:style>
    <style:style style:name="T1" style:family="text">
      <style:text-properties fo:language="en" fo:country="US"/>
    </style:style>
    <style:style style:name="T2" style:family="text">
      <style:text-properties style:use-window-font-color="true" fo:language="en" fo:country="US"/>
    </style:style>
    <style:style style:name="T3" style:family="text">
      <style:text-properties fo:font-variant="normal" fo:text-transform="none" fo:color="#000000" fo:font-style="normal" style:font-size-asian="11pt" style:font-size-complex="11pt"/>
    </style:style>
    <style:style style:name="T4" style:family="text">
      <style:text-properties fo:font-weight="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style>
    <style:style style:name="T7" style:family="text">
      <style:text-properties fo:font-style="italic"/>
    </style:style>
    <style:style style:name="T8" style:family="text">
      <style:text-properties fo:font-style="italic" style:text-underline-style="solid" style:text-underline-width="auto" style:text-underline-color="font-color"/>
    </style:style>
    <style:style style:name="T9" style:family="text">
      <style:text-properties fo:font-style="italic"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style:text-underline-style="none"/>
    </style:style>
    <style:style style:name="T12" style:family="text">
      <style:text-properties fo:text-transform="capitalize"/>
    </style:style>
    <style:style style:name="T13" style:family="text">
      <style:text-properties fo:text-transform="capitalize" fo:color="#000000" fo:font-style="normal" style:font-size-asian="11pt" style:font-size-complex="11pt"/>
    </style:style>
    <style:style style:name="T14" style:family="text">
      <style:text-properties fo:text-transform="capitalize" style:text-underline-style="none"/>
    </style:style>
    <style:style style:name="T15" style:family="text">
      <style:text-properties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Exploding the Myths of Reformed Theology</text:p>
      <text:p text:style-name="P4"><text:span text:style-name="T1">Originally by Michael DeSario (Standing the Gap Ministries </text:span><text:a xlink:type="simple" xlink:href="http://www.standingthegap.org/">www.standingthegap.org</text:a><text:span text:style-name="T1">)</text:span></text:p>
      <text:p text:style-name="P2">The content was originally published in English. Following is only an excerpt of this document (Chapter 6)</text:p>
      <text:p text:style-name="P2">You can Email questions and comments at: <text:a xlink:type="simple" xlink:href="mailto:Holdingfirmly@gmail.com">Holdingfirmly@gmail.com</text:a> (English)</text:p>
      <text:p text:style-name="P1"><text:span text:style-name="T1">Link to the original document: </text:span><text:a xlink:type="simple" xlink:href="http://www.standingthegap.org/Exploding%20the%20Myths.pdf">http://www.standingthegap.org/Exploding%20the%20Myths.pdf</text:a></text:p>
      <text:p text:style-name="P1"><text:span text:style-name="T1">Link to the whole document: </text:span><text:a xlink:type="simple" xlink:href="http://gesundelehre.tk/download/english/summary_michael_desario_exploding_the_myths_of_reformed_theology.pdf">http://gesundelehre.tk/download/english/summary_michael_desario_exploding_the_myths_of_reformed_theology.pdf</text:a></text:p>
      <text:p text:style-name="P22"><text:span text:style-name="T1">Link to the German version of the document: </text:span><text:a xlink:type="simple" xlink:href="http://gesundelehre.tk/download/german/zusammenfassung_michael_desario_aufdecken_der_mythen_der_reformierten_theologie.pdf">http://gesundelehre.tk/download/german/zusammenfassung_michael_desario_aufdecken_der_mythen_der_reformierten_theologie.pdf</text:a></text:p>
      <text:p text:style-name="P3"/>
      <text:p text:style-name="P3"/>
      <text:h text:style-name="P19" text:outline-level="1">Index</text:h>
      <text:p text:style-name="gL_5f_Inhaltsverzeichnis_5f_DeSario">1.<text:tab/><text:span text:style-name="T12">Let the Wicked forsake his way</text:span><text:tab/>Page<text:tab/>2</text:p>
      <text:p text:style-name="P12">Discussion of Ability and Free Will vs born in sin, saved in sin and can never stop sinning.</text:p>
      <text:p text:style-name="P16">2.<text:tab/><text:span text:style-name="T12">Real Repentance</text:span><text:tab/>Page<text:tab/>4</text:p>
      <text:p text:style-name="P12">A Discussion of Repentance and faith proven by deeds. The purpose and effect of genuine repentance. The self cleansing of humility leading to reconciliation.</text:p>
      <text:p text:style-name="gL_5f_Inhaltsverzeichnis_5f_DeSario">3.<text:tab/><text:span text:style-name="T12">Common Dispersions parroted by professing Christians</text:span><text:tab/>Page<text:tab/>6</text:p>
      <text:p text:style-name="gL_5f_Inhaltsverzeichnis_5f_DeSario">4.<text:tab/><text:span text:style-name="T12">What must I do to be saved? (What Must I do to inherit Eternal Life?)</text:span><text:tab/>Page<text:tab/>7</text:p>
      <text:p text:style-name="P12">A discussion on the true Gospel of Jesus Christ revealing the Synergy of faith establishing the law of love.</text:p>
      <text:p text:style-name="gL_5f_Inhaltsverzeichnis_5f_DeSario"><text:span text:style-name="T11">5.<text:tab/></text:span><text:span text:style-name="T14">Can you Sin and Not Die?</text:span><text:tab/>Page<text:tab/>8</text:p>
      <text:p text:style-name="P12">Examining Substitution and imputed righteousness against the warnings of willful sin in Hebrews 10:26. Explaining genuine righteousness and the<text:span text:style-name="T15"> healing of the mind through faith. Answering the charge of sinless perfect against Obedience to the truth.</text:span></text:p>
      <text:p text:style-name="gL_5f_Inhaltsverzeichnis_5f_DeSario">6.<text:tab/><text:span text:style-name="T12">Regeneration in Christ, the effects of the New Birth and transformation from Darkness to Light</text:span><text:tab/>Page<text:tab/>13</text:p>
      <text:p text:style-name="gL_5f_Inhaltsverzeichnis_5f_DeSario">7.<text:tab/><text:span text:style-name="T12">What the fallacy of Penal Substitution has done to the Gospel</text:span><text:tab/>Page<text:tab/>15</text:p>
      <text:p text:style-name="gL_5f_Inhaltsverzeichnis_5f_DeSario">8.<text:tab/><text:span text:style-name="T12">The Church as it is seen today compared to the Ekklesia of Scripture</text:span><text:tab/>Page<text:tab/>18</text:p>
      <text:p text:style-name="gL_5f_Inhaltsverzeichnis_5f_DeSario">9.<text:tab/><text:span text:style-name="T12">Exposing the myth of the visible and invisible church (Legitimizing the Illegitimate Church!)</text:span><text:tab/>Page<text:tab/>22</text:p>
      <text:p text:style-name="P12">Exposing the myth of the visible and invisible church supposedly qualified in the parable of the wheat<text:line-break/>and tares. Explaining why the preachers will not expose the sins of professed Christians in their churches.</text:p>
      <text:p text:style-name="gL_5f_Inhaltsverzeichnis_5f_DeSario">10.<text:tab/><text:span text:style-name="T12">Calling Evil Good and Good Evil</text:span><text:tab/>Page<text:tab/>25</text:p>
      <text:p text:style-name="P12">How the concept of Right and wrong has been reversed in our society at large.</text:p>
      <text:p text:style-name="gL_5f_Inhaltsverzeichnis_5f_DeSario">11.<text:tab/><text:span text:style-name="T12">Faithfulness to keeping the Commands of God</text:span><text:tab/>Page<text:tab/>28</text:p>
      <text:p text:style-name="P12">The True meaning of faith and how faith is perfected in Deeds. Exploding the mythical contradictions between faith and works imagined by the Reformers. Why ‘faith alone’ cannot Save the soul.</text:p>
      <text:p text:style-name="gL_5f_Inhaltsverzeichnis_5f_DeSario"><text:span text:style-name="T13">12.<text:tab/>Reaping what you Sow. (The inevitable consequences of sin)</text:span><text:span text:style-name="T3"><text:tab/>Page<text:tab/>31</text:span></text:p>
      <text:p text:style-name="P13">Exposing the fallacy of carnal Christians and how it is mocking God to live according to the flesh. Defining the true Nature of God’s Mercy and Righteous Judgments</text:p>
      <text:p text:style-name="P18">Exploding the Myths of Reformed Theology</text:p>
      <text:p text:style-name="P10"/>
      <text:p text:style-name="P11">Exposing the Myths of inability, born in sin, saved in sin and all the doctrinal fallacies necessitated by them.</text:p>
      <text:h text:style-name="gL_5f_Ueberschrift1" text:outline-level="1">Regeneration in Christ</text:h>
      <text:p text:style-name="P17"><text:span text:style-name="T7">For we ourselves were also once foolish, disobedient, deceived, serving various lusts and pleasures, living in malice and envy, hateful and hating one another. But when the kindness and the love of God our Savior toward man appeared, not by works of righteousness which we have done, but according to His mercy He saved us, through the</text:span><text:span text:style-name="T8"> washing of regeneration</text:span><text:span text:style-name="T7"> </text:span><text:span text:style-name="T8">and renewing of the Holy Spirit,</text:span><text:span text:style-name="T7"> whom He poured out on us abundantly through Jesus Christ our Savior, that having been justified by His grace we should become heirs according to the hope of eternal life.</text:span></text:p>
      <text:p text:style-name="P15">Titus 3:3-7</text:p>
      <text:p text:style-name="P5">The Saved in sin, sin everyday crowd knows nothing of this renewing. They have accepted a Provision that provides nothing dynamic or life changing, only a magic Cover for their sins, but inside they remain vile to the core as before they 'received' Jesus. In the passage above being Justified by His Grace has also brought about a 'washing of regeneration and renewing of the Holy Spirit', the body of sin is no longer an issue! The bondage is broken. Grace sets us Free in this Present age! Titus2:11-14 </text:p>
      <text:p text:style-name="P5"><text:span text:style-name="T6">Regeneration (New Birth) is Translated as the following:</text:span><text:span text:style-name="T4"> </text:span></text:p>
      <text:p text:style-name="P7">new birth, reproduction, renewal, recreation, regeneration </text:p>
      <text:p text:style-name="P5">Hence renovation, regeneration, the production of a new life consecrated to God, a radical change of mind for the better. The word often used to denote the restoration of a thing to its pristine state, its renovation, as a renewal or restoration of life after death the renovation of the earth after the deluge the renewal of the world to take place after its destruction by fire, the New Heaven and new earth where Righteousness dwells! 2Pet3:13 </text:p>
      <text:p text:style-name="P5"><text:span text:style-name="T4">Renewing Means</text:span>: a renewal, renovation, complete change for the better, as in Rom12:1-2 'Transformed by the renewing of your Mind!'If then a person has been Regenerated and Renewed by the Spirit through Repentance and faith Proven by deeds. (2Cor7:10-11) The <text:span text:style-name="T4">WORD</text:span> itself (Logos, Christ incarnate) has WASHED them from the inside out! </text:p>
      <text:p text:style-name="P17"><text:span text:style-name="T7">'that He might sanctify and cleanse her with the</text:span><text:span text:style-name="T8"> washing of water by the word'</text:span><text:span text:style-name="T7"> </text:span><text:span text:style-name="T9">Eph5:26 </text:span></text:p>
      <text:p text:style-name="P17"><text:span text:style-name="T7">You are already clean because of the word which I have spoken to you. </text:span><text:span text:style-name="T9">Jh15:3 </text:span></text:p>
      <text:p text:style-name="P5">WHY were they CLEAN? Because you <text:span text:style-name="T4">PURIFY</text:span> your Heart BY Obedience to the Truth! 1Pet1:22 (in faith working by love.) </text:p>
      <text:p text:style-name="P5">This wonderful Regeneration and Renewal takes place AFTER a person has Crucified the flesh with its Passions and Desires (Gal5:24) in the Baptism of Repentance, Rom6:4-7 (Mk1:4, Lk3:2, Acts13:24, 19:4) </text:p>
      <text:p text:style-name="P17">Therefore we were buried with Him through baptism into death, that just as Christ was raised from the dead by the glory of the Father, even so we also should walk in newness of life. For if we have been united together in the likeness of His death, certainly we also shall be in the likeness of His resurrection, knowing this, that our old man was crucified with Him, that the body of sin might be done away with, that we should no longer be slaves of sin. For he who has died has been freed from sin. </text:p>
      <text:p text:style-name="P6"><text:span text:style-name="T5">The END Result of Repentance then is:</text:span> </text:p>
      <text:list xml:id="list20403253" text:style-name="gL_5f_Liste_5f_unsortiert">
        <text:list-item>
          <text:p text:style-name="P20">Body of Sin Done away with</text:p>
        </text:list-item>
        <text:list-item>
          <text:p text:style-name="P20">Old man Crucified</text:p>
        </text:list-item>
        <text:list-item>
          <text:p text:style-name="P20">No Longer Slave to sin, But FREED from Sin!</text:p>
        </text:list-item>
        <text:list-item>
          <text:p text:style-name="P20"><text:soft-page-break/>Purity of Heart! 2Cor7:11 </text:p>
        </text:list-item>
      </text:list>
      <text:p text:style-name="P5">It was<text:span text:style-name="T5"> </text:span><text:span text:style-name="T6">OBEDIENCE from the Heart</text:span> that Delivered you to this Marvelous Regeneration &amp; Renewal: <text:span text:style-name="T4">Rom6:16</text:span> '<text:span text:style-name="T7">But God be thanked that though you were Slaves to sin, yet you OBEYED from the </text:span>heart that form of Doctrine to which you were DELIEVERED!' </text:p>
      <text:p text:style-name="P5"><text:span text:style-name="T5">NOW ask yourself an honest question:</text:span> "HOW can you still be the Chief of sinners, Romans Wretch with a Desperately Wicked heart who sins daily in thought, word and deed and have actually experienced this kind of <text:span text:style-name="T4">RENEWAL</text:span>?" </text:p>
      <text:p text:style-name="P5">Something is <text:span text:style-name="T4">DESPERATELY</text:span> Wrong with your Supposed Salvation experience if NONE of this is present in your life now. Read the Passages again, Does any of it sound like this is some kind of Gradual process of sin, repent, sin repent for the rest of your life? </text:p>
      <text:p text:style-name="P5">In the Rom12:1-2 Passage it says '<text:span text:style-name="T4">Be TRANSFORMED'</text:span> by the Renewing of your Mind. This word is<text:span text:style-name="T5"> </text:span><text:span text:style-name="T6">Metamorphoses</text:span>, its what happened to Christ in the Transfiguration! (Matt17:2) So it would stand to Reason that the Regeneration of the Holy Spirit is also an instantaneous Metamorphosis of the Mind and spirit of man! That means the Bondage to Sin is broken the Mind is Cleansed and Purged of Lust and your entire Disposition is Changed. Isn't that the Promise made by God through His Promises: </text:p>
      <text:p text:style-name="P17">as His divine power has given to us all things that pertain to life and godliness, through the knowledge of Him who called us by glory and virtue, by which have been given to us exceedingly great and precious promises, that through these you may be partakers of the divine nature, having <text:span text:style-name="T4">escaped</text:span> the corruption that is in the world through lust.</text:p>
      <text:p text:style-name="P14">2Pet1:3-4</text:p>
      <text:p text:style-name="P5">Partakers of the DIVINE Nature to ESCAPE the Corrupting influence of Lust! How can a person remain in bondage to lust and evil dispositions of the flesh (sold under sin, Rom7:14) and 'have<text:span text:style-name="T5"> escaped'</text:span> it at the same time? Does that make sense to you? Is the Word of God merely saying these things to Mock us as we wallow in our sin and claim Salvation in Christ? I Don't think so. </text:p>
      <text:p text:style-name="P5">Those who Desire the Living Waters of Christ will come and Seek out this Regeneration and FIND it! But those who dream on that a person can be 'of Christ' and still be addicted to Sin will end up with nothing. </text:p>
      <text:p text:style-name="P17">And the Spirit and the bride say, "Come!" And let him who hears say, "Come!" And let him who thirsts come. Whoever desires, let him take the water of life freely.</text:p>
      <text:p text:style-name="P14">Rev22:17</text:p>
      <text:p text:style-name="P8">THIS is the Living Water that will Wash, Purify and Regenerate your Soul from all that is vile and corrupt. COME! </text:p>
      <text:p text:style-name="P9">Heb 11:6 'God Rewards those who Diligently Seek Him!'</text:p>
      <text:p text:style-name="P5">A Determined effort to Seek Him out, Ask, Seek, Knock. Hunger, STRIVE, with a Vehement Desire, and purpose of human will.</text:p>
      <text:p text:style-name="P5"><text:span text:style-name="T5">Take the Kingdom by Force! Matt11:12</text:span> </text:p>
      <text:p text:style-name="P5">You Find True Repentance by Breaking up the fallow ground of your heart, Jer4:3, Hos10:12<text:span text:style-name="T7">. Sow for yourselves righteousness; Reap in mercy; Break up your fallow ground, For it is time to seek the LORD, Till He comes and rains righteousness on you.</text:span> It's a Good and HONEST heart that Receives the Word where it can take root and produces a Harvest of Righteousness. Lk8:15 <text:span text:style-name="T10">But the ones that fell on the good ground are those who, having heard the word with a noble and good heart, keep it and bear fruit with patience. </text:span></text:p>
      <text:p text:style-name="P5">Christ will Never be found through Church Traditions, formulas, Repeating words, or accepting some notion that He obeyed in your place and transferred His Perfect Righteousness to you. The indulgences of the flesh are brought to naught in genuine Regeneration in Christ, NOT in submitting yourself to useless rituals in an attempt to subdue the indulgences of the flesh. </text:p>
      <text:p text:style-name="P17"><text:soft-page-break/>Therefore, if you died with Christ from the basic principles of the world, why, as though living in the world, do you subject yourselves to regulations "Do not touch, do not taste, do not handle," which all concern things which perish with the using—according to the commandments and doctrines of men? These things indeed have an appearance of wisdom in self-imposed religion, false humility, and neglect of the body, but are of no value against the indulgence of the flesh.</text:p>
      <text:p text:style-name="P14">Col2:20-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Liberation Sans Narrow" svg:font-family="'Liberation Sans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gL_5f_Inhaltsverzeichnis_5f_DeSario" style:display-name="gL_Inhaltsverzeichnis_DeSario" style:family="paragraph" style:parent-style-name="gL_5f_Fliesstext" style:class="text">
      <style:paragraph-properties fo:margin-top="0.3cm" fo:margin-bottom="0cm" fo:line-height="120%" fo:text-align="start" style:justify-single-word="false">
        <style:tab-stops>
          <style:tab-stop style:position="0.626cm"/>
          <style:tab-stop style:position="17.655cm"/>
          <style:tab-stop style:position="19.001cm" style:type="right"/>
        </style:tab-stops>
      </style:paragraph-properties>
      <style:text-properties fo:font-variant="normal" fo:text-transform="none" fo:color="#000000" style:font-name="TimesNewRoman1" fo:font-size="11pt" fo:language="en" fo:country="US" fo:font-style="normal" fo:font-weight="bold" style:font-size-asian="11pt" style:font-weight-asian="bold" style:font-size-complex="11pt" style:font-weight-complex="bold"/>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age_20_Number">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ans Narrow"/>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beration Sans Narrow"/>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beration Sans Narrow"/>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15.24cm" fo:page-height="22.86cm" style:num-format="1" style:print-orientation="portrait" fo:margin-top="1.305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15.24cm" fo:page-height="22.86cm" style:num-format="1" style:print-orientation="portrait" fo:margin-top="1.27cm" fo:margin-bottom="0.247cm" fo:margin-left="1.87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5.24cm" fo:page-height="22.86cm" style:num-format="1" style:print-orientation="portrait" fo:margin-top="1.27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15.24cm" fo:page-height="22.86cm" style:num-format="1" style:print-orientation="portrait" fo:margin-top="1.623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4</text:page-number></text:span><text:span text:style-name="MT1">/</text:span><text:span text:style-name="MT1"><text:page-count>4</text:page-count></text:span></text:p>
      </style:footer>
    </style:master-page>
    <style:master-page style:name="Konvert_20_0" style:display-name="Konvert 0" style:page-layout-name="Mpm4"/>
    <style:master-page style:name="Konvert_20_1" style:display-name="Konvert 1" style:page-layout-name="Mpm4"/>
    <style:master-page style:name="Konvert_20_2" style:display-name="Konvert 2" style:page-layout-name="Mpm4"/>
    <style:master-page style:name="Konvert_20_3" style:display-name="Konvert 3" style:page-layout-name="Mpm4"/>
    <style:master-page style:name="Konvert_20_4" style:display-name="Konvert 4" style:page-layout-name="Mpm4"/>
    <style:master-page style:name="Konvert_20_5" style:display-name="Konvert 5" style:page-layout-name="Mpm4"/>
    <style:master-page style:name="Konvert_20_6" style:display-name="Konvert 6" style:page-layout-name="Mpm4"/>
    <style:master-page style:name="Konvert_20_7" style:display-name="Konvert 7" style:page-layout-name="Mpm4"/>
    <style:master-page style:name="Konvert_20_8" style:display-name="Konvert 8" style:page-layout-name="Mpm4"/>
    <style:master-page style:name="Konvert_20_9" style:display-name="Konvert 9" style:page-layout-name="Mpm4"/>
    <style:master-page style:name="Konvert_20_10" style:display-name="Konvert 10" style:page-layout-name="Mpm4"/>
    <style:master-page style:name="Konvert_20_11" style:display-name="Konvert 11" style:page-layout-name="Mpm4"/>
    <style:master-page style:name="Konvert_20_12" style:display-name="Konvert 12" style:page-layout-name="Mpm4"/>
    <style:master-page style:name="Konvert_20_13" style:display-name="Konvert 13" style:page-layout-name="Mpm5"/>
    <style:master-page style:name="Konvert_20_14" style:display-name="Konvert 14" style:page-layout-name="Mpm4"/>
    <style:master-page style:name="Konvert_20_15" style:display-name="Konvert 15" style:page-layout-name="Mpm4"/>
    <style:master-page style:name="Konvert_20_16" style:display-name="Konvert 16" style:page-layout-name="Mpm6"/>
    <style:master-page style:name="Konvert_20_17" style:display-name="Konvert 17" style:page-layout-name="Mpm4"/>
    <style:master-page style:name="Konvert_20_18" style:display-name="Konvert 18" style:page-layout-name="Mpm4"/>
    <style:master-page style:name="Konvert_20_19" style:display-name="Konvert 19" style:page-layout-name="Mpm7"/>
    <style:master-page style:name="Konvert_20_20" style:display-name="Konvert 20" style:page-layout-name="Mpm4"/>
    <style:master-page style:name="Konvert_20_21" style:display-name="Konvert 21" style:page-layout-name="Mpm4"/>
    <style:master-page style:name="Konvert_20_22" style:display-name="Konvert 22" style:page-layout-name="Mpm4"/>
    <style:master-page style:name="Konvert_20_23" style:display-name="Konvert 23" style:page-layout-name="Mpm4"/>
    <style:master-page style:name="Konvert_20_24" style:display-name="Konvert 24" style:page-layout-name="Mpm4"/>
    <style:master-page style:name="Konvert_20_25" style:display-name="Konvert 25" style:page-layout-name="Mpm4"/>
    <style:master-page style:name="Konvert_20_26" style:display-name="Konvert 26" style:page-layout-name="Mpm6"/>
    <style:master-page style:name="Konvert_20_27" style:display-name="Konvert 27" style:page-layout-name="Mpm4"/>
    <style:master-page style:name="Konvert_20_28" style:display-name="Konvert 28" style:page-layout-name="Mpm4"/>
    <style:master-page style:name="Konvert_20_29" style:display-name="Konvert 29" style:page-layout-name="Mpm4"/>
    <style:master-page style:name="Konvert_20_30" style:display-name="Konvert 30" style:page-layout-name="Mpm4"/>
    <style:master-page style:name="Konvert_20_31" style:display-name="Konvert 31" style:page-layout-name="Mpm4"/>
    <style:master-page style:name="Konvert_20_32" style:display-name="Konvert 32" style:page-layout-name="Mpm4"/>
    <style:master-page style:name="Konvert_20_33" style:display-name="Konvert 33" style:page-layout-name="Mpm4"/>
    <style:master-page style:name="Konvert_20_34" style:display-name="Konvert 34" style:page-layout-name="Mpm4"/>
    <style:master-page style:name="Konvert_20_35" style:display-name="Konvert 35" style:page-layout-name="Mpm4"/>
    <style:master-page style:name="Konvert_20_36" style:display-name="Konvert 36" style:page-layout-name="Mpm4"/>
    <style:master-page style:name="Konvert_20_37" style:display-name="Konvert 37" style:page-layout-name="Mpm4"/>
    <style:master-page style:name="Konvert_20_38" style:display-name="Konvert 38" style:page-layout-name="Mpm4"/>
    <style:master-page style:name="Konvert_20_39" style:display-name="Konvert 39" style:page-layout-name="Mpm4"/>
    <style:master-page style:name="Konvert_20_40" style:display-name="Konvert 40" style:page-layout-name="Mpm4"/>
    <style:master-page style:name="Konvert_20_41" style:display-name="Konvert 41" style:page-layout-name="Mpm6"/>
    <style:master-page style:name="Konvert_20_42" style:display-name="Konvert 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09T17:03:21.37</meta:creation-date>
    <meta:editing-duration>PT08H21M44S</meta:editing-duration>
    <meta:editing-cycles>41</meta:editing-cycles>
    <meta:generator>OpenOffice.org/3.2$Win32 OpenOffice.org_project/320m12$Build-9483</meta:generator>
    <meta:initial-creator>Simon Ott</meta:initial-creator>
    <dc:date>2015-01-25T00:25:40.81</dc:date>
    <dc:creator>Simon Ott</dc:creator>
    <meta:document-statistic meta:table-count="0" meta:image-count="0" meta:object-count="0" meta:page-count="4" meta:paragraph-count="67" meta:word-count="1703" meta:character-count="10077"/>
  </office:meta>
</office:document-meta>
</file>